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6.03 11:19   |   </text:span><text:a xlink:type="simple" xlink:href="http://palinfo.habago.org/Entry?Command=Information_PrintForum&amp;iPage=4#FORUM39385"><text:span text:style-name="T2">#</text:span></text:a></text:p>
      <text:p text:style-name="P2"><text:span text:style-name="T1">卡韓政變(246)：一樣年輕兩樣情</text:span><text:span text:style-name="T3"><text:line-break/><text:line-break/></text:span><text:span text:style-name="T1">陳真</text:span><text:span text:style-name="T3"><text:line-break/><text:line-break/></text:span><text:span text:style-name="T1">2020. 06. 02.</text:span><text:span text:style-name="T3"><text:line-break/><text:line-break/><text:line-break/></text:span><text:span text:style-name="T1">交大學生會為了罷韓，居然針對設籍高雄的學生，出動免費專車接送，甚至還補貼數百元。今天，如果是藍營的人幹這種事，老早被抓起來，然後相關人等會被網軍與綠營支持者們鬥爭得體無完膚。</text:span><text:span text:style-name="T3"><text:line-break/><text:line-break/></text:span><text:span text:style-name="T1">前些日子，罷韓陣營贈送200元洗手液進行賄選，所謂法務部長那個人渣黨的御用打手，居然說30元之賄選標準「不是絕對標準」。</text:span><text:span text:style-name="T3"><text:line-break/><text:line-break/></text:span><text:span text:style-name="T1">罷韓那些人渣，最近還冒用法務部的logo製作文宣，公然偽造文書，檢調理當提起公訴，繩之以法，所謂法務部居然說可以原諒他們。原來法律也可以私下原諒。</text:span><text:span text:style-name="T3"><text:line-break/><text:line-break/></text:span><text:span text:style-name="T1">類似的事情，二十幾年來成千上萬，罄竹難書，人渣黨及其文人走狗們的行事作風就是這樣，只要是自己人，不論如何貪贓枉法作奸犯科，統統不會有事，甚至還會大加讚賞其非法行徑。</text:span><text:span text:style-name="T3"><text:line-break/><text:line-break/></text:span><text:span text:style-name="T1">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span><text:span text:style-name="T3"><text:line-break/><text:line-break/></text:span><text:span text:style-name="T1">綠營的支持者普遍缺乏基本是非觀念，他們被灌輸一套敵我意識，只要是我方做的事，即便臭不可聞，一概當做沒事，甚至大加讚賞，對於本黨以外的「敵人」，則視為寇讎，完全不管是非善惡。</text:span><text:span text:style-name="T3"><text:line-break/><text:line-break/></text:span><text:span text:style-name="T1">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span><text:span text:style-name="T3"><text:line-break/><text:line-break/></text:span><text:span text:style-name="T1">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span><text:span text:style-name="T3"><text:line-break/><text:line-break/></text:span><text:span text:style-name="T1">我常感不解，不管多麼封閉或保守的國家，比方說我略有一些了解的印度、印尼、南韓或英國，年輕人往往是混亂時局之中的一股清流，也許相較於總人口，為數不多，但這股清流現象基本上是很明顯的。</text:span><text:span text:style-name="T3"><text:line-break/><text:line-break/></text:span><text:span text:style-name="T1">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span><text:span text:style-name="T3"><text:line-break/><text:line-break/></text:span><text:span text:style-name="T1">比方說，居然有人真的相信全世界都在讚賞台灣的什麼民主與防疫，台灣人多麼神氣風光等等。很難想像洗腦居然可以洗成這副德性。</text:span><text:span text:style-name="T3"><text:line-break/><text:line-break/></text:span><text:span text:style-name="T1">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span><text:span text:style-name="T3"><text:line-break/><text:line-break/></text:span><text:span text:style-name="T1">像這麼蠢的一些鬼話，居然也會有人相信。我認識好多醫生護士或學生就是對此深信不疑。除了跟他們談天氣，我不知道還能談什麼。</text:span><text:span text:style-name="T3"><text:line-break/><text:line-break/></text:span><text:span text:style-name="T1">=================</text:span><text:span text:style-name="T3"><text:line-break/></text:span><text:span text:style-name="T1">交大學生聯合會</text:span><text:span text:style-name="T3"><text:line-break/><text:line-break/></text:span><text:span text:style-name="T1">2020年5月31日</text:span><text:span text:style-name="T3"><text:line-break/><text:line-break/></text:span><text:span text:style-name="T1">【返鄉陪媽媽專車&amp;;返程專車】</text:span><text:span text:style-name="T3"><text:line-break/><text:line-break/></text:span><text:span text:style-name="T1">交大學聯會已完成交通規劃，一同倡議三不五時、愛要及時、開口說愛、讓愛遠傳，不分年級年齡，讓同學都能多回家陪家人！</text:span><text:span text:style-name="T3"><text:line-break/><text:line-break/></text:span><text:span text:style-name="T1">陪媽媽專車僅限設籍於高雄的同學搭乘，搭車時須出示學生證+身分證 發車後直達高雄車站！！ </text:span><text:span text:style-name="T3"><text:line-break/></text:span><text:span text:style-name="T1">費用：免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